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21e876" officeooo:paragraph-rsid="0021e876"/>
    </style:style>
    <style:style style:name="P2" style:family="paragraph" style:parent-style-name="Standard" style:list-style-name="L1">
      <style:text-properties style:font-name="Calibri" officeooo:rsid="0021e876" officeooo:paragraph-rsid="0021e876"/>
    </style:style>
    <style:style style:name="P3" style:family="paragraph" style:parent-style-name="Standard" style:list-style-name="L1">
      <style:text-properties style:font-name="Calibri" officeooo:rsid="00248e94" officeooo:paragraph-rsid="00248e94"/>
    </style:style>
    <style:style style:name="P4" style:family="paragraph" style:parent-style-name="Standard">
      <style:text-properties style:font-name="Calibri" officeooo:rsid="00248e94" officeooo:paragraph-rsid="00248e94"/>
    </style:style>
    <style:style style:name="P5" style:family="paragraph" style:parent-style-name="Standard">
      <style:text-properties style:font-name="Calibri" officeooo:rsid="0027d1ba" officeooo:paragraph-rsid="0027d1ba"/>
    </style:style>
    <style:style style:name="T1" style:family="text">
      <style:text-properties officeooo:rsid="00230f12"/>
    </style:style>
    <style:style style:name="T2" style:family="text">
      <style:text-properties officeooo:rsid="00257080"/>
    </style:style>
    <style:style style:name="T3" style:family="text">
      <style:text-properties officeooo:rsid="00274d0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jandro Falkowski</text:p>
      <text:p text:style-name="P4"><text:a xlink:type="simple" xlink:href="mailto:alexrfalkowki@gmail.com" text:style-name="Internet_20_link" text:visited-style-name="Visited_20_Internet_20_Link">alexrfalkowki@gmail.com</text:a></text:p>
      <text:p text:style-name="P5">Skype: facebook:alexrfalkowski</text:p>
      <text:p text:style-name="P1"/>
      <text:p text:style-name="P1">Dear Sir or Madam</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Please allow me to highlight my key skills:</text:p>
      <text:p text:style-name="P1"/>
      <text:list xml:id="list1592568188366792685" text:style-name="L1">
        <text:list-item>
          <text:p text:style-name="P2">I have a great passion for technology. It is important to keep evaluating new ideas.</text:p>
        </text:list-item>
        <text:list-item>
          <text:p text:style-name="P2">I am a strong believer in <text:span text:style-name="T3">L</text:span>ean methodologies.</text:p>
        </text:list-item>
        <text:list-item>
          <text:p text:style-name="P2">I love trying out new languages. Even <text:span text:style-name="T1">if it takes me longer as I get older.</text:span></text:p>
        </text:list-item>
        <text:list-item>
          <text:p text:style-name="P3">I believe in the ideas and concepts behind DevOps and have successfully introduced it <text:span text:style-name="T2">at</text:span> places of work. </text:p>
        </text:list-item>
        <text:list-item>
          <text:p text:style-name="P2">I am a fun and comedic person, I make sure the we all have fun working.</text:p>
        </text:list-item>
      </text:list>
      <text:p text:style-name="P1"/>
      <text:p text:style-name="P1">The enclosed resume expands on my qualifications and experience.</text:p>
      <text:p text:style-name="P1"/>
      <text:p text:style-name="P1">Thank you for your time and consideration.</text:p>
      <text:p text:style-name="P1"/>
      <text:p text:style-name="P1">Sincerely,</text:p>
      <text:p text:style-name="P1">Alejandro Falkow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07:45:03.683785000</meta:creation-date>
    <meta:generator>LibreOffice/5.2.5.1$MacOSX_X86_64 LibreOffice_project/0312e1a284a7d50ca85a365c316c7abbf20a4d22</meta:generator>
    <dc:date>2017-03-13T17:29:20.772710000</dc:date>
    <meta:editing-duration>PT16M49S</meta:editing-duration>
    <meta:editing-cycles>6</meta:editing-cycles>
    <meta:document-statistic meta:table-count="0" meta:image-count="0" meta:object-count="0" meta:page-count="1" meta:paragraph-count="15" meta:word-count="150" meta:character-count="889" meta:non-whitespace-character-count="758"/>
  </office:meta>
</office:document-meta>
</file>